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CA0C59C4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1.2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gday Argentina 201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text-style-name="P1" draw:layer="layout" svg:width="23cm" svg:height="16.459cm" svg:x="2.5cm" svg:y="3.375cm" presentation:class="subtitle" presentation:user-transformed="true">
          <draw:text-box>
            <text:p text:style-name="P1"><text:span text:style-name="T1"/></text:p>
            <text:p text:style-name="P1"><text:span text:style-name="T1">Sql embebido, el concepto</text:span></text:p>
            <text:p text:style-name="P1"><text:span text:style-name="T1"/></text:p>
            <text:p text:style-name="P1"><text:span text:style-name="T1">Consiste en codigo escrito en un programa, en este caso C, mezclado con comandos SQL en secciones especialmente marcada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layer="layout" svg:width="0.502cm" svg:height="0.962cm" svg:x="3.2cm" svg:y="1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Sql embebido, Ventajas</text:p>
                <text:p/>
              </text:list-header>
              <text:list-item>
                <text:p>Simplificación del paso de datos a variables del lenguaje anfitrion.</text:p>
              </text:list-item>
              <text:list-item>
                <text:p>Corrección de sentencias SQL.</text:p>
              </text:list-item>
              <text:list-item>
                <text:p>Portabilidad. Comandos SQL embebidos son escritos SQL standard. (ProC, E/SQ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Comando ecpg</text:p>
                <text:p>Antes de compilar se pasa el codigo fuente por el preprocesador de sql embebido en C que convertira las sentencias SQL en llamadas a funcione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Configuración del entorno</text:p>
                <text:p/>
              </text:list-header>
              <text:list-item>
                <text:p>Desde repositorios</text:p>
                <text:p>sudo apt-get install libecpg-dev</text:p>
              </text:list-item>
              <text:list-item>
                <text:p>Compilando postgres.</text:p>
              </text:list-item>
            </text:list>
            <text:list text:style-name="L4">
              <text:list-header>
                <text:p>Viene dentro del codigo fuente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</meta:initial-creator>
    <meta:creation-date>2013-11-09T18:19:31</meta:creation-date>
    <dc:date>2013-11-09T21:25:57</dc:date>
    <dc:creator>marcelo </dc:creator>
    <meta:editing-duration>PT2H55M15S</meta:editing-duration>
    <meta:editing-cycles>6</meta:editing-cycles>
    <meta:generator>LibreOffice/3.5$Linux_X86_64 LibreOffice_project/350m1$Build-2</meta:generator>
    <meta:document-statistic meta:object-count="42"/>
  </office:meta>
</office:document-meta>
</file>